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9000002317BAFCE123F8FD3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981cm" svg:height="14.843cm" draw:z-index="0"><draw:image xlink:href="Pictures/1000020100000319000002317BAFCE123F8FD31D.png" xlink:type="simple" xlink:show="embed" xlink:actuate="onLoad"/></draw:frame></text:p>
      <text:p text:style-name="Standard"><draw:frame draw:style-name="fr2" draw:name="Image2" text:anchor-type="paragraph" svg:width="20.981cm" svg:height="14.843cm" draw:z-index="1"><draw:image xlink:href="Pictures/1000020100000319000002317BAFCE123F8FD3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0:15:19.657733113</meta:creation-date>
    <dc:date>2017-01-11T22:57:00.779688675</dc:date>
    <meta:editing-duration>PT5M48S</meta:editing-duration>
    <meta:editing-cycles>6</meta:editing-cycles>
    <meta:generator>LibreOffice/5.2.4.2.1$Linux_X86_64 LibreOffice_project/2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